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T Sans" svg:font-family="'PT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d018ec" draw:fill="none" draw:textarea-horizontal-align="justify" draw:textarea-vertical-align="middle" draw:auto-grow-height="false" fo:min-height="18.95cm" fo:min-width="10.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74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color="#d018ec" loext:opacity="100%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d018ec" loext:opacity="100%" style:font-name="PT Sans" fo:font-size="60pt" style:font-size-asian="60pt" style:font-size-complex="60pt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color="#d018ec" loext:opacity="100%" style:font-name="PT Sans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0.8cm" svg:height="19.2cm" svg:x="8.1cm" svg:y="0.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0cm" svg:height="2.99cm" svg:x="8.5cm" svg:y="8.405cm">
          <draw:text-box>
            <text:p text:style-name="P2"><text:span text:style-name="T1">Distan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T Sans" svg:font-family="'PT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8T11:53:14.028727754</meta:creation-date>
    <dc:date>2023-06-09T16:54:52.913348464</dc:date>
    <meta:editing-duration>PT9M24S</meta:editing-duration>
    <meta:editing-cycles>6</meta:editing-cycles>
    <meta:generator>LibreOffice/7.3.7.2$Linux_X86_64 LibreOffice_project/30$Build-2</meta:generator>
    <meta:document-statistic meta:object-count="25"/>
  </office:meta>
</office:document-meta>
</file>